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language="en" fo:country="US" style:font-size-asian="12pt" style:font-size-complex="12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1" style:family="paragraph" style:parent-style-name="Heading_20_1" style:master-page-name="First_20_Page">
      <style:paragraph-properties style:page-number="auto"/>
    </style:style>
    <style:style style:name="P12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13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14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P15" style:family="paragraph">
      <style:paragraph-properties style:writing-mode="lr-tb"/>
    </style:style>
    <style:style style:name="P1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6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style:font-name="ArialMT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1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12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13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14" style:family="text">
      <style:text-properties style:use-window-font-color="true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5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6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7" style:family="text">
      <style:text-properties fo:font-size="8pt" style:font-size-asian="8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56797216" text:id="ct56797216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56781408" text:id="ct5678140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56781776" text:id="ct56781776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56782048" text:id="ct5678204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56803072" text:id="ct56803072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56803456" text:id="ct56803456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56797216"/><text:change-start text:change-id="ct56781408"/>Adopt<text:change-end text:change-id="ct56781408"/>ed<text:change-start text:change-id="ct56781776"/> as a <text:change-end text:change-id="ct56781776"/>NMRA <text:change-start text:change-id="ct56782048"/>Standard<text:change-end text:change-id="ct56782048"/></text:h>
      </text:section>
      <text:p text:style-name="Standard">The OpenLCB Standard document appended to this cover sheet has been formally adopted as a NMRA Standard by the NMRA Board of Directors on the date shown in the <text:span text:style-name="T21">Adopted</text:span> column in the <text:span text:style-name="T20">Version History</text:span> table below.</text:p>
      <text:h text:style-name="Heading_20_1" text:outline-level="1"><text:change text:change-id="ct56803072"/><text:change-start text:change-id="ct56803456"/>Version History<text:change-end text:change-id="ct56803456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7T20:31:24.308365546" text:date-adjust="PT1440H00M00S">Apr 18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TCP Transfer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9.7.2.2-S</text:span><text:span text:style-name="MT11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5</meta:editing-cycles>
    <meta:editing-duration>PT18H51M50S</meta:editing-duration>
    <meta:generator>LibreOffice/4.2.7.2$Linux_X86_64 LibreOffice_project/420m0$Build-2</meta:generator>
    <dc:date>2015-02-17T20:31:24.224843780</dc:date>
    <dc:creator>Balazs Racz</dc:creator>
    <meta:printed-by>Bob Jacobsen</meta:printed-by>
    <meta:print-date>2010-09-15T08:46:04</meta:print-date>
    <meta:document-statistic meta:table-count="2" meta:image-count="0" meta:object-count="0" meta:page-count="1" meta:paragraph-count="14" meta:word-count="75" meta:character-count="446" meta:non-whitespace-character-count="378"/>
  </office:meta>
</office:document-meta>
</file>